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8.05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EspacialModeloComparakp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/>
          <table:table-cell office:value-type="string" calcext:value-type="string">
            <text:p>Modelos com $\kappa =0,5$</text:p>
          </table:table-cell>
          <table:table-cell table:style-name="Default" office:value-type="string" calcext:value-type="string">
            <text:p>AIC espacial</text:p>
          </table:table-cell>
          <table:table-cell table:style-name="Default" office:value-type="string" calcext:value-type="string">
            <text:p>AIC não espacial</text:p>
          </table:table-cell>
          <table:table-cell table:style-name="Default" office:value-type="string" calcext:value-type="string">
            <text:p>BIC espacial</text:p>
          </table:table-cell>
          <table:table-cell table:style-name="Default" office:value-type="string" calcext:value-type="string">
            <text:p>BIC não espacial</text:p>
          </table:table-cell>
        </table:table-row>
        <table:table-row table:style-name="ro1">
          <table:table-cell/>
          <table:table-cell office:value-type="string" calcext:value-type="string">
            <text:p>Sem direção</text:p>
          </table:table-cell>
          <table:table-cell office:value-type="float" office:value="205.974115466021" calcext:value-type="float">
            <text:p>205,9741</text:p>
          </table:table-cell>
          <table:table-cell office:value-type="float" office:value="260.697829899663" calcext:value-type="float">
            <text:p>260,6978</text:p>
          </table:table-cell>
          <table:table-cell office:value-type="float" office:value="217.056853963883" calcext:value-type="float">
            <text:p>217,0569</text:p>
          </table:table-cell>
          <table:table-cell office:value-type="float" office:value="266.239199148595" calcext:value-type="float">
            <text:p>266,2392</text:p>
          </table:table-cell>
        </table:table-row>
        <table:table-row table:style-name="ro1">
          <table:table-cell/>
          <table:table-cell office:value-type="string" calcext:value-type="string">
            <text:p>Primeira ordem</text:p>
          </table:table-cell>
          <table:table-cell office:value-type="float" office:value="203.103925469264" calcext:value-type="float">
            <text:p>203,1039</text:p>
          </table:table-cell>
          <table:table-cell office:value-type="float" office:value="214.48391744019" calcext:value-type="float">
            <text:p>214,4839</text:p>
          </table:table-cell>
          <table:table-cell office:value-type="float" office:value="219.728033216058" calcext:value-type="float">
            <text:p>219,7280</text:p>
          </table:table-cell>
          <table:table-cell office:value-type="float" office:value="225.566655938053" calcext:value-type="float">
            <text:p>225,5667</text:p>
          </table:table-cell>
        </table:table-row>
        <table:table-row table:style-name="ro1">
          <table:table-cell/>
          <table:table-cell office:value-type="string" calcext:value-type="string">
            <text:p>Segunda ordem</text:p>
          </table:table-cell>
          <table:table-cell office:value-type="float" office:value="196.970189841287" calcext:value-type="float">
            <text:p>196,9702</text:p>
          </table:table-cell>
          <table:table-cell office:value-type="float" office:value="193.653142175404" calcext:value-type="float">
            <text:p>193,6531</text:p>
          </table:table-cell>
          <table:table-cell office:value-type="float" office:value="221.906351461478" calcext:value-type="float">
            <text:p>221,9064</text:p>
          </table:table-cell>
          <table:table-cell office:value-type="float" office:value="213.047934546664" calcext:value-type="float">
            <text:p>213,0479</text:p>
          </table:table-cell>
        </table:table-row>
        <table:table-row table:style-name="ro1">
          <table:table-cell/>
          <table:table-cell office:value-type="string" calcext:value-type="string">
            <text:p>DemocracyIndex + EconomicF</text:p>
          </table:table-cell>
          <table:table-cell office:value-type="float" office:value="198.660840649857" calcext:value-type="float">
            <text:p>198,6608</text:p>
          </table:table-cell>
          <table:table-cell office:value-type="float" office:value="253.175877177145" calcext:value-type="float">
            <text:p>253,1759</text:p>
          </table:table-cell>
          <table:table-cell table:style-name="ce2" office:value-type="float" office:value="215.284948396651" calcext:value-type="float">
            <text:p>215,2849</text:p>
          </table:table-cell>
          <table:table-cell table:style-name="ce2" office:value-type="float" office:value="264.258615675007" calcext:value-type="float">
            <text:p>264,2586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 + EconomicF</text:p>
          </table:table-cell>
          <table:table-cell office:value-type="float" office:value="194.194640049727" calcext:value-type="float">
            <text:p>194,1946</text:p>
          </table:table-cell>
          <table:table-cell office:value-type="float" office:value="200.057054519654" calcext:value-type="float">
            <text:p>200,0571</text:p>
          </table:table-cell>
          <table:table-cell office:value-type="float" office:value="216.360117045453" calcext:value-type="float">
            <text:p>216,3601</text:p>
          </table:table-cell>
          <table:table-cell office:value-type="float" office:value="216.681162266448" calcext:value-type="float">
            <text:p>216,6812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</text:p>
          </table:table-cell>
          <table:table-cell office:value-type="float" office:value="200.738651341872" calcext:value-type="float">
            <text:p>200,7387</text:p>
          </table:table-cell>
          <table:table-cell office:value-type="float" office:value="204.831091318826" calcext:value-type="float">
            <text:p>204,8311</text:p>
          </table:table-cell>
          <table:table-cell office:value-type="float" office:value="220.133443713131" calcext:value-type="float">
            <text:p>220,1334</text:p>
          </table:table-cell>
          <table:table-cell office:value-type="float" office:value="218.684514441155" calcext:value-type="float">
            <text:p>218,6845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 + EconomicF</text:p>
          </table:table-cell>
          <table:table-cell office:value-type="float" office:value="201.649185249996" calcext:value-type="float">
            <text:p>201,6492</text:p>
          </table:table-cell>
          <table:table-cell office:value-type="float" office:value="215.835079000953" calcext:value-type="float">
            <text:p>215,8351</text:p>
          </table:table-cell>
          <table:table-cell office:value-type="float" office:value="221.043977621256" calcext:value-type="float">
            <text:p>221,0440</text:p>
          </table:table-cell>
          <table:table-cell office:value-type="float" office:value="229.688502123281" calcext:value-type="float">
            <text:p>229,6885</text:p>
          </table:table-cell>
        </table:table-row>
        <table:table-row table:style-name="ro1">
          <table:table-cell/>
          <table:table-cell office:value-type="string" calcext:value-type="string">
            <text:p>Democracy Index</text:p>
          </table:table-cell>
          <table:table-cell office:value-type="float" office:value="206.360683534224" calcext:value-type="float">
            <text:p>206,3607</text:p>
          </table:table-cell>
          <table:table-cell office:value-type="float" office:value="258.686785477355" calcext:value-type="float">
            <text:p>258,6868</text:p>
          </table:table-cell>
          <table:table-cell office:value-type="float" office:value="220.214106656552" calcext:value-type="float">
            <text:p>220,2141</text:p>
          </table:table-cell>
          <table:table-cell office:value-type="float" office:value="266.998839350752" calcext:value-type="float">
            <text:p>266,9988</text:p>
          </table:table-cell>
        </table:table-row>
        <table:table-row table:style-name="ro1">
          <table:table-cell/>
          <table:table-cell office:value-type="string" calcext:value-type="string">
            <text:p>EconomicF</text:p>
          </table:table-cell>
          <table:table-cell office:value-type="float" office:value="202.799756570034" calcext:value-type="float">
            <text:p>202,7998</text:p>
          </table:table-cell>
          <table:table-cell office:value-type="float" office:value="251.201821769971" calcext:value-type="float">
            <text:p>251,2018</text:p>
          </table:table-cell>
          <table:table-cell office:value-type="float" office:value="216.653179692363" calcext:value-type="float">
            <text:p>216,6532</text:p>
          </table:table-cell>
          <table:table-cell office:value-type="float" office:value="259.513875643368" calcext:value-type="float">
            <text:p>259,5139</text:p>
          </table:table-cell>
        </table:table-row>
        <table:table-row table:style-name="ro1">
          <table:table-cell/>
          <table:table-cell office:value-type="string" calcext:value-type="string">
            <text:p>Saturado</text:p>
          </table:table-cell>
          <table:table-cell table:style-name="ce2" office:value-type="float" office:value="191.773593713808" calcext:value-type="float">
            <text:p>191,7736</text:p>
          </table:table-cell>
          <table:table-cell table:style-name="ce2" office:value-type="float" office:value="192.309757509351" calcext:value-type="float">
            <text:p>192,3098</text:p>
          </table:table-cell>
          <table:table-cell office:value-type="float" office:value="219.480439958465" calcext:value-type="float">
            <text:p>219,4804</text:p>
          </table:table-cell>
          <table:table-cell office:value-type="float" office:value="214.475234505076" calcext:value-type="float">
            <text:p>214,4752</text:p>
          </table:table-cell>
        </table:table-row>
        <table:table-row table:style-name="ro1">
          <table:table-cell/>
          <table:table-cell office:value-type="string" calcext:value-type="string">
            <text:p>Modelos com $\kappa = 1,0$</text:p>
          </table:table-cell>
          <table:table-cell table:style-name="Default" office:value-type="string" calcext:value-type="string">
            <text:p>AIC espacial</text:p>
          </table:table-cell>
          <table:table-cell table:style-name="Default" office:value-type="string" calcext:value-type="string">
            <text:p>AIC não espacial</text:p>
          </table:table-cell>
          <table:table-cell table:style-name="Default" office:value-type="string" calcext:value-type="string">
            <text:p>BIC espacial</text:p>
          </table:table-cell>
          <table:table-cell table:style-name="Default" office:value-type="string" calcext:value-type="string">
            <text:p>BIC não espacial</text:p>
          </table:table-cell>
        </table:table-row>
        <table:table-row table:style-name="ro1">
          <table:table-cell/>
          <table:table-cell office:value-type="string" calcext:value-type="string">
            <text:p>Sem direção</text:p>
          </table:table-cell>
          <table:table-cell office:value-type="float" office:value="204.019718835181" calcext:value-type="float">
            <text:p>204,0197</text:p>
          </table:table-cell>
          <table:table-cell office:value-type="float" office:value="260.697829899663" calcext:value-type="float">
            <text:p>260,6978</text:p>
          </table:table-cell>
          <table:table-cell office:value-type="float" office:value="215.102457333044" calcext:value-type="float">
            <text:p>215,1025</text:p>
          </table:table-cell>
          <table:table-cell office:value-type="float" office:value="266.239199148595" calcext:value-type="float">
            <text:p>266,2392</text:p>
          </table:table-cell>
        </table:table-row>
        <table:table-row table:style-name="ro1">
          <table:table-cell/>
          <table:table-cell office:value-type="string" calcext:value-type="string">
            <text:p>Primeira ordem</text:p>
          </table:table-cell>
          <table:table-cell office:value-type="float" office:value="202.279997344303" calcext:value-type="float">
            <text:p>202,2800</text:p>
          </table:table-cell>
          <table:table-cell office:value-type="float" office:value="214.48391744019" calcext:value-type="float">
            <text:p>214,4839</text:p>
          </table:table-cell>
          <table:table-cell office:value-type="float" office:value="218.904105091097" calcext:value-type="float">
            <text:p>218,9041</text:p>
          </table:table-cell>
          <table:table-cell office:value-type="float" office:value="225.566655938053" calcext:value-type="float">
            <text:p>225,5667</text:p>
          </table:table-cell>
        </table:table-row>
        <table:table-row table:style-name="ro1">
          <table:table-cell/>
          <table:table-cell office:value-type="string" calcext:value-type="string">
            <text:p>Segunda ordem</text:p>
          </table:table-cell>
          <table:table-cell office:value-type="float" office:value="196.747715855258" calcext:value-type="float">
            <text:p>196,7477</text:p>
          </table:table-cell>
          <table:table-cell office:value-type="float" office:value="193.653142175404" calcext:value-type="float">
            <text:p>193,6531</text:p>
          </table:table-cell>
          <table:table-cell office:value-type="float" office:value="221.683877475449" calcext:value-type="float">
            <text:p>221,6839</text:p>
          </table:table-cell>
          <table:table-cell office:value-type="float" office:value="213.047934546664" calcext:value-type="float">
            <text:p>213,0479</text:p>
          </table:table-cell>
        </table:table-row>
        <table:table-row table:style-name="ro1">
          <table:table-cell/>
          <table:table-cell office:value-type="string" calcext:value-type="string">
            <text:p>DemocracyIndex + EconomicF</text:p>
          </table:table-cell>
          <table:table-cell office:value-type="float" office:value="196.81172719465" calcext:value-type="float">
            <text:p>196,8117</text:p>
          </table:table-cell>
          <table:table-cell office:value-type="float" office:value="253.175877177145" calcext:value-type="float">
            <text:p>253,1759</text:p>
          </table:table-cell>
          <table:table-cell table:style-name="ce2" office:value-type="float" office:value="213.435834941444" calcext:value-type="float">
            <text:p>213,4358</text:p>
          </table:table-cell>
          <table:table-cell table:style-name="ce2" office:value-type="float" office:value="264.258615675007" calcext:value-type="float">
            <text:p>264,2586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 + EconomicF</text:p>
          </table:table-cell>
          <table:table-cell office:value-type="float" office:value="193.420508012053" calcext:value-type="float">
            <text:p>193,4205</text:p>
          </table:table-cell>
          <table:table-cell office:value-type="float" office:value="200.057054519654" calcext:value-type="float">
            <text:p>200,0571</text:p>
          </table:table-cell>
          <table:table-cell office:value-type="float" office:value="215.585985007779" calcext:value-type="float">
            <text:p>215,5860</text:p>
          </table:table-cell>
          <table:table-cell office:value-type="float" office:value="216.681162266448" calcext:value-type="float">
            <text:p>216,6812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</text:p>
          </table:table-cell>
          <table:table-cell office:value-type="float" office:value="200.143179678573" calcext:value-type="float">
            <text:p>200,1432</text:p>
          </table:table-cell>
          <table:table-cell office:value-type="float" office:value="204.831091318826" calcext:value-type="float">
            <text:p>204,8311</text:p>
          </table:table-cell>
          <table:table-cell office:value-type="float" office:value="219.537972049833" calcext:value-type="float">
            <text:p>219,5380</text:p>
          </table:table-cell>
          <table:table-cell office:value-type="float" office:value="218.684514441155" calcext:value-type="float">
            <text:p>218,6845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 + EconomicF</text:p>
          </table:table-cell>
          <table:table-cell office:value-type="float" office:value="200.647327987972" calcext:value-type="float">
            <text:p>200,6473</text:p>
          </table:table-cell>
          <table:table-cell office:value-type="float" office:value="215.835079000953" calcext:value-type="float">
            <text:p>215,8351</text:p>
          </table:table-cell>
          <table:table-cell office:value-type="float" office:value="220.042120359232" calcext:value-type="float">
            <text:p>220,0421</text:p>
          </table:table-cell>
          <table:table-cell office:value-type="float" office:value="229.688502123281" calcext:value-type="float">
            <text:p>229,6885</text:p>
          </table:table-cell>
        </table:table-row>
        <table:table-row table:style-name="ro1">
          <table:table-cell/>
          <table:table-cell office:value-type="string" calcext:value-type="string">
            <text:p>Democracy Index</text:p>
          </table:table-cell>
          <table:table-cell office:value-type="float" office:value="204.314070927928" calcext:value-type="float">
            <text:p>204,3141</text:p>
          </table:table-cell>
          <table:table-cell office:value-type="float" office:value="258.686785477355" calcext:value-type="float">
            <text:p>258,6868</text:p>
          </table:table-cell>
          <table:table-cell office:value-type="float" office:value="218.167494050257" calcext:value-type="float">
            <text:p>218,1675</text:p>
          </table:table-cell>
          <table:table-cell office:value-type="float" office:value="266.998839350752" calcext:value-type="float">
            <text:p>266,9988</text:p>
          </table:table-cell>
        </table:table-row>
        <table:table-row table:style-name="ro1">
          <table:table-cell/>
          <table:table-cell office:value-type="string" calcext:value-type="string">
            <text:p>EconomicF</text:p>
          </table:table-cell>
          <table:table-cell office:value-type="float" office:value="200.967034974734" calcext:value-type="float">
            <text:p>200,9670</text:p>
          </table:table-cell>
          <table:table-cell office:value-type="float" office:value="251.201821769971" calcext:value-type="float">
            <text:p>251,2018</text:p>
          </table:table-cell>
          <table:table-cell office:value-type="float" office:value="214.820458097062" calcext:value-type="float">
            <text:p>214,8205</text:p>
          </table:table-cell>
          <table:table-cell office:value-type="float" office:value="259.513875643368" calcext:value-type="float">
            <text:p>259,5139</text:p>
          </table:table-cell>
        </table:table-row>
        <table:table-row table:style-name="ro1">
          <table:table-cell/>
          <table:table-cell office:value-type="string" calcext:value-type="string">
            <text:p>Saturado</text:p>
          </table:table-cell>
          <table:table-cell table:style-name="ce2" office:value-type="float" office:value="196.309863094211" calcext:value-type="float">
            <text:p>196,3099</text:p>
          </table:table-cell>
          <table:table-cell table:style-name="ce2" office:value-type="float" office:value="192.309757509351" calcext:value-type="float">
            <text:p>192,3098</text:p>
          </table:table-cell>
          <table:table-cell office:value-type="float" office:value="224.016709338867" calcext:value-type="float">
            <text:p>224,0167</text:p>
          </table:table-cell>
          <table:table-cell office:value-type="float" office:value="214.475234505076" calcext:value-type="float">
            <text:p>214,4752</text:p>
          </table:table-cell>
        </table:table-row>
        <table:table-row table:style-name="ro1">
          <table:table-cell/>
          <table:table-cell office:value-type="string" calcext:value-type="string">
            <text:p>Modelos com $\kappa = 1,5$</text:p>
          </table:table-cell>
          <table:table-cell table:style-name="Default" office:value-type="string" calcext:value-type="string">
            <text:p>AIC espacial</text:p>
          </table:table-cell>
          <table:table-cell table:style-name="Default" office:value-type="string" calcext:value-type="string">
            <text:p>AIC não espacial</text:p>
          </table:table-cell>
          <table:table-cell table:style-name="Default" office:value-type="string" calcext:value-type="string">
            <text:p>BIC espacial</text:p>
          </table:table-cell>
          <table:table-cell table:style-name="Default" office:value-type="string" calcext:value-type="string">
            <text:p>BIC não espacial</text:p>
          </table:table-cell>
        </table:table-row>
        <table:table-row table:style-name="ro1">
          <table:table-cell/>
          <table:table-cell office:value-type="string" calcext:value-type="string">
            <text:p>Sem direção</text:p>
          </table:table-cell>
          <table:table-cell office:value-type="float" office:value="203.404768386091" calcext:value-type="float">
            <text:p>203,4048</text:p>
          </table:table-cell>
          <table:table-cell office:value-type="float" office:value="260.697829899663" calcext:value-type="float">
            <text:p>260,6978</text:p>
          </table:table-cell>
          <table:table-cell table:style-name="ce2" office:value-type="float" office:value="214.487506883953" calcext:value-type="float">
            <text:p>214,4875</text:p>
          </table:table-cell>
          <table:table-cell table:style-name="ce2" office:value-type="float" office:value="266.239199148595" calcext:value-type="float">
            <text:p>266,2392</text:p>
          </table:table-cell>
        </table:table-row>
        <table:table-row table:style-name="ro1">
          <table:table-cell/>
          <table:table-cell office:value-type="string" calcext:value-type="string">
            <text:p>Primeira ordem</text:p>
          </table:table-cell>
          <table:table-cell office:value-type="float" office:value="218.483960034799" calcext:value-type="float">
            <text:p>218,4840</text:p>
          </table:table-cell>
          <table:table-cell office:value-type="float" office:value="214.48391744019" calcext:value-type="float">
            <text:p>214,4839</text:p>
          </table:table-cell>
          <table:table-cell office:value-type="float" office:value="235.108067781593" calcext:value-type="float">
            <text:p>235,1081</text:p>
          </table:table-cell>
          <table:table-cell office:value-type="float" office:value="225.566655938053" calcext:value-type="float">
            <text:p>225,5667</text:p>
          </table:table-cell>
        </table:table-row>
        <table:table-row table:style-name="ro1">
          <table:table-cell/>
          <table:table-cell office:value-type="string" calcext:value-type="string">
            <text:p>Segunda ordem</text:p>
          </table:table-cell>
          <table:table-cell office:value-type="float" office:value="197.653235530103" calcext:value-type="float">
            <text:p>197,6532</text:p>
          </table:table-cell>
          <table:table-cell office:value-type="float" office:value="193.653142175404" calcext:value-type="float">
            <text:p>193,6531</text:p>
          </table:table-cell>
          <table:table-cell office:value-type="float" office:value="222.589397150294" calcext:value-type="float">
            <text:p>222,5894</text:p>
          </table:table-cell>
          <table:table-cell office:value-type="float" office:value="213.047934546664" calcext:value-type="float">
            <text:p>213,0479</text:p>
          </table:table-cell>
        </table:table-row>
        <table:table-row table:style-name="ro1">
          <table:table-cell/>
          <table:table-cell office:value-type="string" calcext:value-type="string">
            <text:p>DemocracyIndex + EconomicF</text:p>
          </table:table-cell>
          <table:table-cell office:value-type="float" office:value="205.061184196996" calcext:value-type="float">
            <text:p>205,0612</text:p>
          </table:table-cell>
          <table:table-cell office:value-type="float" office:value="253.175877177145" calcext:value-type="float">
            <text:p>253,1759</text:p>
          </table:table-cell>
          <table:table-cell office:value-type="float" office:value="221.68529194379" calcext:value-type="float">
            <text:p>221,6853</text:p>
          </table:table-cell>
          <table:table-cell office:value-type="float" office:value="264.258615675007" calcext:value-type="float">
            <text:p>264,2586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 + EconomicF</text:p>
          </table:table-cell>
          <table:table-cell table:style-name="ce2" office:value-type="float" office:value="193.03824794017" calcext:value-type="float">
            <text:p>193,0382</text:p>
          </table:table-cell>
          <table:table-cell table:style-name="ce2" office:value-type="float" office:value="200.057054519654" calcext:value-type="float">
            <text:p>200,0571</text:p>
          </table:table-cell>
          <table:table-cell office:value-type="float" office:value="215.203724935896" calcext:value-type="float">
            <text:p>215,2037</text:p>
          </table:table-cell>
          <table:table-cell office:value-type="float" office:value="216.681162266448" calcext:value-type="float">
            <text:p>216,6812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</text:p>
          </table:table-cell>
          <table:table-cell office:value-type="float" office:value="199.821894903371" calcext:value-type="float">
            <text:p>199,8219</text:p>
          </table:table-cell>
          <table:table-cell office:value-type="float" office:value="204.831091318826" calcext:value-type="float">
            <text:p>204,8311</text:p>
          </table:table-cell>
          <table:table-cell office:value-type="float" office:value="219.216687274631" calcext:value-type="float">
            <text:p>219,2167</text:p>
          </table:table-cell>
          <table:table-cell office:value-type="float" office:value="218.684514441155" calcext:value-type="float">
            <text:p>218,6845</text:p>
          </table:table-cell>
        </table:table-row>
        <table:table-row table:style-name="ro1">
          <table:table-cell/>
          <table:table-cell office:value-type="string" calcext:value-type="string">
            <text:p>Primeira ordem + DemocracyIndex + EconomicF</text:p>
          </table:table-cell>
          <table:table-cell office:value-type="float" office:value="219.835212674406" calcext:value-type="float">
            <text:p>219,8352</text:p>
          </table:table-cell>
          <table:table-cell office:value-type="float" office:value="215.835079000953" calcext:value-type="float">
            <text:p>215,8351</text:p>
          </table:table-cell>
          <table:table-cell office:value-type="float" office:value="239.230005045666" calcext:value-type="float">
            <text:p>239,2300</text:p>
          </table:table-cell>
          <table:table-cell office:value-type="float" office:value="229.688502123281" calcext:value-type="float">
            <text:p>229,6885</text:p>
          </table:table-cell>
        </table:table-row>
        <table:table-row table:style-name="ro1">
          <table:table-cell/>
          <table:table-cell office:value-type="string" calcext:value-type="string">
            <text:p>Democracy Index</text:p>
          </table:table-cell>
          <table:table-cell office:value-type="float" office:value="211.739507892343" calcext:value-type="float">
            <text:p>211,7395</text:p>
          </table:table-cell>
          <table:table-cell office:value-type="float" office:value="258.686785477355" calcext:value-type="float">
            <text:p>258,6868</text:p>
          </table:table-cell>
          <table:table-cell office:value-type="float" office:value="225.592931014672" calcext:value-type="float">
            <text:p>225,5929</text:p>
          </table:table-cell>
          <table:table-cell office:value-type="float" office:value="266.998839350752" calcext:value-type="float">
            <text:p>266,9988</text:p>
          </table:table-cell>
        </table:table-row>
        <table:table-row table:style-name="ro1">
          <table:table-cell/>
          <table:table-cell office:value-type="string" calcext:value-type="string">
            <text:p>EconomicF</text:p>
          </table:table-cell>
          <table:table-cell office:value-type="float" office:value="211.565260747462" calcext:value-type="float">
            <text:p>211,5653</text:p>
          </table:table-cell>
          <table:table-cell office:value-type="float" office:value="251.201821769971" calcext:value-type="float">
            <text:p>251,2018</text:p>
          </table:table-cell>
          <table:table-cell office:value-type="float" office:value="225.418683869791" calcext:value-type="float">
            <text:p>225,4187</text:p>
          </table:table-cell>
          <table:table-cell office:value-type="float" office:value="259.513875643368" calcext:value-type="float">
            <text:p>259,5139</text:p>
          </table:table-cell>
        </table:table-row>
        <table:table-row table:style-name="ro1">
          <table:table-cell/>
          <table:table-cell office:value-type="string" calcext:value-type="string">
            <text:p>Saturado</text:p>
          </table:table-cell>
          <table:table-cell office:value-type="float" office:value="196.309811802524" calcext:value-type="float">
            <text:p>196,3098</text:p>
          </table:table-cell>
          <table:table-cell office:value-type="float" office:value="192.309757509351" calcext:value-type="float">
            <text:p>192,3098</text:p>
          </table:table-cell>
          <table:table-cell office:value-type="float" office:value="224.016658047181" calcext:value-type="float">
            <text:p>224,0167</text:p>
          </table:table-cell>
          <table:table-cell office:value-type="float" office:value="214.475234505076" calcext:value-type="float">
            <text:p>214,4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7:22:01.648000000</dc:date>
    <meta:editing-duration>PT31M52S</meta:editing-duration>
    <meta:editing-cycles>2</meta:editing-cycles>
    <meta:generator>LibreOffice/6.1.0.3$Windows_X86_64 LibreOffice_project/efb621ed25068d70781dc026f7e9c5187a4decd1</meta:generator>
    <meta:document-statistic meta:table-count="1" meta:cell-count="165" meta:object-count="0"/>
  </office:meta>
</office:document-meta>
</file>